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47020000256B8A9A4373.svm" manifest:media-type=""/>
  <manifest:file-entry manifest:full-path="Pictures/200000090000515800001F03D744F5BF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nsolas1" svg:font-family="Consolas" style:font-family-generic="roman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334f"/>
    </style:style>
    <style:style style:name="P2" style:family="paragraph" style:parent-style-name="Standard">
      <style:text-properties officeooo:rsid="000f36bb" officeooo:paragraph-rsid="000f36bb"/>
    </style:style>
    <style:style style:name="P3" style:family="paragraph" style:parent-style-name="Standard">
      <style:text-properties officeooo:rsid="001202a0" officeooo:paragraph-rsid="0011334f"/>
    </style:style>
    <style:style style:name="P4" style:family="paragraph" style:parent-style-name="Standard">
      <style:text-properties officeooo:rsid="001202a0" officeooo:paragraph-rsid="00198552"/>
    </style:style>
    <style:style style:name="P5" style:family="paragraph" style:parent-style-name="Standard">
      <style:text-properties officeooo:rsid="001202a0" officeooo:paragraph-rsid="001e8193"/>
    </style:style>
    <style:style style:name="P6" style:family="paragraph" style:parent-style-name="Standard">
      <style:text-properties fo:color="#b3b3b3" officeooo:rsid="001202a0" officeooo:paragraph-rsid="001ac98e"/>
    </style:style>
    <style:style style:name="P7" style:family="paragraph" style:parent-style-name="Standard" style:master-page-name="Standard">
      <style:paragraph-properties style:page-number="auto"/>
      <style:text-properties officeooo:paragraph-rsid="001fb488"/>
    </style:style>
    <style:style style:name="P8" style:family="paragraph" style:parent-style-name="Standard">
      <style:text-properties style:font-name="Consolas1" fo:font-size="11pt" officeooo:rsid="001202a0" officeooo:paragraph-rsid="0011334f" style:font-size-asian="11pt"/>
    </style:style>
    <style:style style:name="P9" style:family="paragraph" style:parent-style-name="Standard">
      <style:text-properties fo:color="#b3b3b3" style:font-name="Consolas1" fo:font-size="11pt" officeooo:rsid="00198552" officeooo:paragraph-rsid="00198552" style:font-size-asian="11pt"/>
    </style:style>
    <style:style style:name="P10" style:family="paragraph" style:parent-style-name="Standard">
      <style:text-properties officeooo:rsid="00198552" officeooo:paragraph-rsid="0011334f"/>
    </style:style>
    <style:style style:name="P11" style:family="paragraph" style:parent-style-name="Standard">
      <style:text-properties officeooo:rsid="001202a0" officeooo:paragraph-rsid="00215748"/>
    </style:style>
    <style:style style:name="P12" style:family="paragraph" style:parent-style-name="Standard">
      <style:text-properties officeooo:rsid="001202a0" officeooo:paragraph-rsid="0011334f"/>
    </style:style>
    <style:style style:name="P13" style:family="paragraph" style:parent-style-name="Standard">
      <style:text-properties officeooo:rsid="001202a0" officeooo:paragraph-rsid="002335c3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334f"/>
    </style:style>
    <style:style style:name="T2" style:family="text">
      <style:text-properties officeooo:rsid="001202a0"/>
    </style:style>
    <style:style style:name="T3" style:family="text">
      <style:text-properties style:font-name="Consolas1" fo:font-size="11pt" officeooo:rsid="00198552" style:font-size-asian="11pt"/>
    </style:style>
    <style:style style:name="T4" style:family="text">
      <style:text-properties style:font-name="Consolas1" fo:font-size="11pt" officeooo:rsid="001ac98e" style:font-size-asian="11pt"/>
    </style:style>
    <style:style style:name="T5" style:family="text">
      <style:text-properties style:font-name="Consolas1" fo:font-size="11pt" officeooo:rsid="001cb8a0" style:font-size-asian="11pt"/>
    </style:style>
    <style:style style:name="T6" style:family="text">
      <style:text-properties style:font-name="Consolas1" fo:font-size="11pt" officeooo:rsid="001e8193" style:font-size-asian="11pt"/>
    </style:style>
    <style:style style:name="T7" style:family="text">
      <style:text-properties style:font-name="Consolas1" fo:font-size="11pt" officeooo:rsid="001f0751" style:font-size-asian="11pt"/>
    </style:style>
    <style:style style:name="T8" style:family="text">
      <style:text-properties officeooo:rsid="001fb488"/>
    </style:style>
    <style:style style:name="T9" style:family="text">
      <style:text-properties officeooo:rsid="00215748"/>
    </style:style>
    <style:style style:name="T10" style:family="text">
      <style:text-properties officeooo:rsid="002335c3"/>
    </style:style>
    <style:style style:name="T11" style:family="text">
      <style:text-properties style:use-window-font-color="true" style:text-outline="false" style:text-line-through-style="none" style:font-name="Consolas" fo:font-size="12pt" fo:font-style="normal" fo:text-shadow="none" style:text-underline-style="none" fo:font-weight="normal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font-name="Consolas" fo:font-size="12pt" fo:font-style="normal" fo:text-shadow="none" style:text-underline-style="none" fo:font-weight="normal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8">The Board class</text:span></text:p>
      <text:p text:style-name="Standard"/>
      <text:p text:style-name="P2">The <text:span text:style-name="T8">b</text:span>oard's states are determined by the behavior of the tiles. The board changes states following the states of all its 64 tiles.</text:p>
      <text:p text:style-name="P1"><text:span text:style-name="T1">Here </text:span><text:span text:style-name="T2">are </text:span><text:span text:style-name="T1">the </text:span><text:span text:style-name="T2">states of the board:</text:span></text:p>
      <text:p text:style-name="P3"/>
      <text:p text:style-name="P3"/>
      <text:p text:style-name="P3"><draw:g text:anchor-type="paragraph" draw:z-index="0" draw:style-name="gr1"><draw:custom-shape draw:style-name="gr2" draw:text-style-name="P15" svg:width="5.7cm" svg:height="1.867cm" svg:x="12.599cm" svg:y="0.131cm"><text:p text:style-name="P14"><text:span text:style-name="T11">Behavior_InTransition</text:span></text:p><draw:enhanced-geometry svg:viewBox="0 0 21600 21600" draw:type="rectangle" draw:enhanced-path="M 0 0 L 21600 0 21600 21600 0 21600 0 0 Z N"/></draw:custom-shape><draw:custom-shape draw:style-name="gr2" draw:text-style-name="P15" svg:width="5.7cm" svg:height="1.867cm" svg:x="12.599cm" svg:y="13.418cm"><text:p text:style-name="P14"><text:span text:style-name="T11">Behavior_SwappingBack</text:span></text:p><draw:enhanced-geometry svg:viewBox="0 0 21600 21600" draw:type="rectangle" draw:enhanced-path="M 0 0 L 21600 0 21600 21600 0 21600 0 0 Z N"/></draw:custom-shape><draw:custom-shape draw:style-name="gr2" draw:text-style-name="P15" svg:width="3.901cm" svg:height="1.867cm" svg:x="0cm" svg:y="6.425cm"><text:p text:style-name="P14"><text:span text:style-name="T11">Behavior_Stable</text:span><text:span text:style-name="T11"><text:line-break/></text:span><text:span text:style-name="T11">(</text:span><text:span text:style-name="T12">starting</text:span><text:span text:style-name="T11"> state)</text:span></text:p><draw:enhanced-geometry svg:viewBox="0 0 21600 21600" draw:type="rectangle" draw:enhanced-path="M 0 0 L 21600 0 21600 21600 0 21600 0 0 Z N"/></draw:custom-shape><draw:line draw:style-name="gr3" draw:text-style-name="P16" svg:x1="3.999cm" svg:y1="7.435cm" svg:x2="12.999cm" svg:y2="7.435cm"><text:p/></draw:line><draw:custom-shape draw:style-name="gr4" draw:text-style-name="P18" svg:width="4.8cm" svg:height="1.558cm" svg:x="6.2cm" svg:y="6.657cm"><text:p text:style-name="P17"><text:span text:style-name="T13">Click on a second tile</text:span></text:p><draw:enhanced-geometry svg:viewBox="0 0 21600 21600" draw:type="rectangle" draw:enhanced-path="M 0 0 L 21600 0 21600 21600 0 21600 0 0 Z N"/></draw:custom-shape><draw:line draw:style-name="gr5" draw:text-style-name="P16" svg:x1="15.599cm" svg:y1="13.419cm" svg:x2="15.499cm" svg:y2="1.995cm"><text:p/></draw:line><draw:custom-shape draw:style-name="gr2" draw:text-style-name="P15" svg:width="5.1cm" svg:height="1.863cm" svg:x="13cm" svg:y="6.582cm"><text:p text:style-name="P14"><text:span text:style-name="T11"><text:s text:c="2"/></text:span><text:span text:style-name="T11">Behavior_Swapping</text:span></text:p><draw:enhanced-geometry svg:viewBox="0 0 21600 21600" draw:type="rectangle" draw:enhanced-path="M 0 0 L 21600 0 21600 21600 0 21600 0 0 Z N"/></draw:custom-shape><draw:custom-shape draw:style-name="gr4" draw:text-style-name="P18" svg:width="4.201cm" svg:height="1.013cm" svg:x="13.499cm" svg:y="10.076cm"><text:p text:style-name="P17"><text:span text:style-name="T13">Neither of the two swapped tiles</text:span></text:p><text:p text:style-name="P17"><text:span text:style-name="T13"><text:s/></text:span><text:span text:style-name="T13">can be matched in its new position</text:span></text:p><draw:enhanced-geometry svg:viewBox="0 0 21600 21600" draw:type="rectangle" draw:enhanced-path="M 0 0 L 21600 0 21600 21600 0 21600 0 0 Z N"/></draw:custom-shape><draw:custom-shape draw:style-name="gr4" draw:text-style-name="P18" svg:width="5.901cm" svg:height="1.087cm" svg:x="12.599cm" svg:y="3.862cm"><text:p text:style-name="P17"><text:span text:style-name="T13">At least one of the swapped tiles</text:span></text:p><text:p text:style-name="P17"><text:span text:style-name="T13">can be matched in its new position</text:span></text:p><draw:enhanced-geometry svg:viewBox="0 0 21600 21600" draw:type="rectangle" draw:enhanced-path="M 0 0 L 21600 0 21600 21600 0 21600 0 0 Z N"/></draw:custom-shape><draw:line draw:style-name="gr6" draw:text-style-name="P16" svg:x1="12.499cm" svg:y1="14.196cm" svg:x2="2.899cm" svg:y2="8.445cm"><text:p/></draw:line><draw:custom-shape draw:style-name="gr4" draw:text-style-name="P18" svg:width="6cm" svg:height="0.936cm" svg:x="4.9cm" svg:y="10.854cm"><text:p text:style-name="P17"><text:span text:style-name="T13">The swapped tiles are back to their </text:span></text:p><text:p text:style-name="P17"><text:span text:style-name="T13">original position</text:span></text:p><draw:enhanced-geometry svg:viewBox="0 0 21600 21600" draw:type="rectangle" draw:enhanced-path="M 0 0 L 21600 0 21600 21600 0 21600 0 0 Z N"/></draw:custom-shape><draw:line draw:style-name="gr6" draw:text-style-name="P16" svg:x1="12.499cm" svg:y1="1.141cm" svg:x2="2.899cm" svg:y2="6.348cm"><text:p/></draw:line><draw:custom-shape draw:style-name="gr4" draw:text-style-name="P18" svg:width="6.201cm" svg:height="0.62cm" svg:x="5.2cm" svg:y="3.161cm"><text:p text:style-name="P17"><text:span text:style-name="T13">All 64 tiles are resting in </text:span></text:p><text:p text:style-name="P17"><text:span text:style-name="T13">their positions</text:span></text:p><draw:enhanced-geometry svg:viewBox="0 0 21600 21600" draw:type="rectangle" draw:enhanced-path="M 0 0 L 21600 0 21600 21600 0 21600 0 0 Z N"/></draw:custom-shap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<text:span text:style-name="T9">The Tile class</text:span></text:p>
      <text:p text:style-name="P11"><text:span text:style-name="T9"/></text:p>
      <text:p text:style-name="P11"><text:span text:style-name="T9">Here are the Tile's class states :</text:span></text:p>
      <text:p text:style-name="P3"/>
      <text:p text:style-name="P3"/>
      <text:p text:style-name="P3"/>
      <text:p text:style-name="P3"/>
      <text:p text:style-name="P3"><draw:g text:anchor-type="paragraph" draw:z-index="1" draw:style-name="gr1"><draw:custom-shape draw:style-name="gr2" draw:text-style-name="P15" svg:width="3.948cm" svg:height="2.035cm" svg:x="13.369cm" svg:y="-0.73cm"><text:p text:style-name="P14"><text:span text:style-name="T11">Behavior_Moving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5" svg:width="5.359cm" svg:height="2.035cm" svg:x="11.582cm" svg:y="12.66cm"><text:p text:style-name="P14"><text:span text:style-name="T11">Behavior_Swapping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5" svg:width="3.666cm" svg:height="2.035cm" svg:x="-0.162cm" svg:y="6.133cm"><text:p text:style-name="P14"><text:span text:style-name="T11">Behavior_Resting</text:span><text:span text:style-name="T11"><text:line-break/></text:span><text:span text:style-name="T12">(starting state)</text:span></text:p><draw:enhanced-geometry svg:viewBox="0 0 21600 21600" draw:mirror-horizontal="false" draw:mirror-vertical="false" draw:type="rectangle" draw:enhanced-path="M 0 0 L 21600 0 21600 21600 0 21600 0 0 Z N"/></draw:custom-shape><draw:line draw:style-name="gr3" draw:text-style-name="P16" svg:x1="13.09cm" svg:y1="7.234cm" svg:x2="17.883cm" svg:y2="7.149cm"><text:p/></draw:line><draw:custom-shape draw:style-name="gr4" draw:text-style-name="P18" svg:width="3.102cm" svg:height="0.424cm" svg:x="13.84cm" svg:y="6.982cm"><text:p text:style-name="P17"><text:span text:style-name="T13">After some tim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5" svg:width="4.419cm" svg:height="2.035cm" svg:x="8.67cm" svg:y="6.133cm"><text:p text:style-name="P14"><text:span text:style-name="T11"><text:s/></text:span><text:span text:style-name="T11">Behavior_Destroying</text:span></text:p><draw:enhanced-geometry svg:viewBox="0 0 21600 21600" draw:mirror-horizontal="false" draw:mirror-vertical="false" draw:type="rectangle" draw:enhanced-path="M 0 0 L 21600 0 21600 21600 0 21600 0 0 Z N"/></draw:custom-shape><draw:line draw:style-name="gr6" draw:text-style-name="P16" svg:x1="11.584cm" svg:y1="14.269cm" svg:x2="1.059cm" svg:y2="8.167cm"><text:p/></draw:line><draw:line draw:style-name="gr6" draw:text-style-name="P16" svg:x1="13.37cm" svg:y1="-0.308cm" svg:x2="1.624cm" svg:y2="6.048cm"><text:p/></draw:line><draw:custom-shape draw:style-name="gr4" draw:text-style-name="P18" svg:width="2.726cm" svg:height="0.593cm" svg:x="7.918cm" svg:y="1.558cm"><text:p text:style-name="P17"><text:span text:style-name="T13">Tile gets to the</text:span></text:p><text:p text:style-name="P17"><text:span text:style-name="T13">free position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" draw:text-style-name="P15" svg:width="6.483cm" svg:height="2.035cm" svg:x="17.881cm" svg:y="6.133cm"><text:p text:style-name="P14"><text:span text:style-name="T11">Behavior_WaitingToGoIntoBoard</text:span></text:p><draw:enhanced-geometry svg:viewBox="0 0 21600 21600" draw:mirror-horizontal="false" draw:mirror-vertical="false" draw:type="rectangle" draw:enhanced-path="M 0 0 L 21600 0 21600 21600 0 21600 0 0 Z N"/></draw:custom-shape><draw:line draw:style-name="gr3" draw:text-style-name="P16" svg:x1="3.503cm" svg:y1="7.234cm" svg:x2="8.671cm" svg:y2="7.149cm"><text:p/></draw:line><draw:custom-shape draw:style-name="gr4" draw:text-style-name="P18" svg:width="3.479cm" svg:height="0.424cm" svg:x="3.971cm" svg:y="6.982cm"><text:p text:style-name="P17"><text:span text:style-name="T13">Tile to be destructed</text:span></text:p><draw:enhanced-geometry svg:viewBox="0 0 21600 21600" draw:mirror-horizontal="false" draw:mirror-vertical="false" draw:type="rectangle" draw:enhanced-path="M 0 0 L 21600 0 21600 21600 0 21600 0 0 Z N"/></draw:custom-shape><draw:line draw:style-name="gr3" draw:text-style-name="P16" svg:x1="21.169cm" svg:y1="6.049cm" svg:x2="17.034cm" svg:y2="1.388cm"><text:p/></draw:line><draw:custom-shape draw:style-name="gr4" draw:text-style-name="P16" svg:width="5.074cm" svg:height="0.849cm" svg:x="16.66cm" svg:y="3.166cm"><text:p text:style-name="P17"><text:span text:style-name="T13">Position below tile is free</text:span></text:p><draw:enhanced-geometry svg:viewBox="0 0 21600 21600" draw:mirror-horizontal="false" draw:mirror-vertical="false" draw:type="rectangle" draw:enhanced-path="M 0 0 L 21600 0 21600 21600 0 21600 0 0 Z N"/></draw:custom-shape><draw:line draw:style-name="gr7" draw:text-style-name="P16" svg:x1="3.503cm" svg:y1="6.643cm" svg:x2="13.84cm" svg:y2="1.304cm"><text:p/></draw:line><draw:line draw:style-name="gr7" draw:text-style-name="P16" svg:x1="3.528cm" svg:y1="7.829cm" svg:x2="12.523cm" svg:y2="12.659cm"><text:p/></draw:line><draw:custom-shape draw:style-name="gr4" draw:text-style-name="P18" svg:width="2.726cm" svg:height="0.68cm" svg:x="6.696cm" svg:y="4.015cm"><text:p text:style-name="P17"><text:span text:style-name="T13">Position below tile</text:span></text:p><text:p text:style-name="P17"><text:span text:style-name="T13">is fre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18" svg:width="2.726cm" svg:height="0.68cm" svg:x="5.851cm" svg:y="11.557cm"><text:p text:style-name="P17"><text:span text:style-name="T13">Tile finishes</text:span></text:p><text:p text:style-name="P17"><text:span text:style-name="T13">swapping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18" svg:width="2.726cm" svg:height="0.678cm" svg:x="5.664cm" svg:y="9.269cm"><text:p text:style-name="P17"><text:span text:style-name="T13">Tile is to swap</text:span></text:p><draw:enhanced-geometry svg:viewBox="0 0 21600 21600" draw:mirror-horizontal="false" draw:mirror-vertical="false" draw:type="rectangle" draw:enhanced-path="M 0 0 L 21600 0 21600 21600 0 21600 0 0 Z N"/></draw:custom-shap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<text:span text:style-name="T10"/></text:p>
      <text:p text:style-name="P13"><text:span text:style-name="T10">The class diagram showing the relation between Object class and some main classes in the game :</text:span></text:p>
      <text:p text:style-name="P13"><text:span text:style-name="T10"/></text:p>
      <text:p text:style-name="P3"><draw:frame draw:style-name="fr1" draw:name="graphics1" text:anchor-type="paragraph" svg:x="1.558cm" svg:y="0.434cm" svg:width="20.824cm" svg:height="7.939cm" draw:z-index="2"><draw:image xlink:href="Pictures/200000090000515800001F03D744F5BF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3"><text:span text:style-name="T10">The class diagram showing the relation between Object and Sprite classes and some main classes in the game :</text:span></text:p>
      <text:p text:style-name="P3"/>
      <text:p text:style-name="P3"><draw:frame draw:style-name="fr1" draw:name="graphics2" text:anchor-type="paragraph" svg:x="3.881cm" svg:y="0.176cm" svg:width="18.179cm" svg:height="9.58cm" draw:z-index="3"><draw:image xlink:href="Pictures/20000009000047020000256B8A9A4373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Consolas1" svg:font-family="Consolas" style:font-family-generic="roman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3000 3000" svg:d="m1500 0 1500 3000h-3000zm0 447-1176 2353h2353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3:50:08.45</meta:creation-date>
    <dc:date>2014-06-20T23:07:19.77</dc:date>
    <meta:editing-duration>PT4H26M29S</meta:editing-duration>
    <meta:editing-cycles>13</meta:editing-cycles>
    <meta:generator>LibreOffice/4.0.5.2$Windows_x86 LibreOffice_project/5464147a081647a250913f19c0715bca595af2f</meta:generator>
    <meta:document-statistic meta:table-count="0" meta:image-count="2" meta:object-count="0" meta:page-count="5" meta:paragraph-count="7" meta:word-count="79" meta:character-count="429" meta:non-whitespace-character-count="357"/>
  </office:meta>
</office:document-meta>
</file>